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26.698cm" fo:min-width="37.448cm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75cm" fo:min-width="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21.698cm" fo:min-width="25.4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21.698cm" fo:min-width="28.448cm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="solid" draw:fill-color="#ffaa95" draw:textarea-horizontal-align="justify" draw:textarea-vertical-align="middle" draw:auto-grow-height="false" fo:min-height="4.75cm" fo:min-width="5.5cm"/>
      <style:paragraph-properties style:writing-mode="lr-tb"/>
    </style:style>
    <style:style style:name="gr6" style:family="graphic" style:parent-style-name="standard">
      <style:graphic-properties svg:stroke-color="#000000" draw:fill="solid" draw:fill-color="#ffaa95" draw:textarea-horizontal-align="justify" draw:textarea-vertical-align="middle" draw:auto-grow-height="false" fo:min-height="3.75cm" fo:min-width="5.5cm"/>
      <style:paragraph-properties style:writing-mode="lr-tb"/>
    </style:style>
    <style:style style:name="gr7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3.75cm" fo:min-width="5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  <style:paragraph-properties style:writing-mode="lr-tb"/>
    </style:style>
    <style:style style:name="gr1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75cm" fo:min-width="5.5cm"/>
      <style:paragraph-properties style:writing-mode="lr-tb"/>
    </style:style>
    <style:style style:name="gr1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3.75cm" fo:min-width="9.49cm"/>
      <style:paragraph-properties style:writing-mode="lr-tb"/>
    </style:style>
    <style:style style:name="gr1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5.75cm" fo:min-width="5.5cm"/>
      <style:paragraph-properties style:writing-mode="lr-tb"/>
    </style:style>
    <style:style style:name="gr14" style:family="graphic" style:parent-style-name="objectwithoutfill">
      <style:graphic-properties svg:stroke-width="0.102cm" svg:stroke-color="#000000" draw:marker-start="" draw:marker-start-width="0.152cm" draw:marker-end="" draw:marker-end-width="0.152cm" draw:fill="solid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6cm" svg:stroke-color="#b47804" draw:marker-start="Arrow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draw:marker-start="Arrow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06cm"/>
      <style:paragraph-properties style:writing-mode="lr-tb"/>
    </style:style>
    <style:style style:name="gr18" style:family="graphic" style:parent-style-name="standard">
      <style:graphic-properties svg:stroke-color="#000000" draw:fill="solid" draw:fill-color="#ffaa95" draw:textarea-horizontal-align="justify" draw:textarea-vertical-align="middle" draw:auto-grow-height="false" fo:min-height="2.75cm" fo:min-width="2.5cm"/>
      <style:paragraph-properties style:writing-mode="lr-tb"/>
    </style:style>
    <style:style style:name="gr19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2.75cm" fo:min-width="2.5cm"/>
      <style:paragraph-properties style:writing-mode="lr-tb"/>
    </style:style>
    <style:style style:name="gr2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5cm" fo:min-width="2.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75cm" fo:min-width="2.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28" style:family="graphic" style:parent-style-name="standard">
      <style:graphic-properties svg:stroke-width="0.102cm" svg:stroke-color="#000000" draw:marker-start="" draw:marker-start-width="0.203cm" draw:marker-end="" draw:marker-end-width="0.203cm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svg:stroke-width="0.102cm" svg:stroke-color="#ff0000" draw:marker-start="" draw:marker-start-width="0.152cm" draw:marker-end-width="0.356cm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9.75cm" fo:min-width="8.5cm"/>
      <style:paragraph-properties style:writing-mode="lr-tb"/>
    </style:style>
    <style:style style:name="gr31" style:family="graphic" style:parent-style-name="standard">
      <style:graphic-properties svg:stroke-width="0.102cm" svg:stroke-color="#ff0000" draw:marker-start="Arrow" draw:marker-start-width="0.356cm" draw:marker-end-width="0.356cm" draw:textarea-vertical-align="middle" fo:padding-top="0.176cm" fo:padding-bottom="0.176cm" fo:padding-left="0.301cm" fo:padding-right="0.301cm"/>
    </style:style>
    <style:style style:name="gr32" style:family="graphic" style:parent-style-name="objectwithoutfill">
      <style:graphic-properties svg:stroke-width="0.102cm" svg:stroke-color="#000000" draw:marker-start="" draw:marker-start-width="0.305cm" draw:marker-end="" draw:marker-end-width="0.305cm" draw:fill="solid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svg:stroke-width="0.102cm" svg:stroke-color="#000000" draw:marker-start="" draw:marker-start-width="0.152cm" draw:marker-end="" draw:marker-end-width="0.152cm" draw:textarea-vertical-align="middle" fo:padding-top="0.176cm" fo:padding-bottom="0.176cm" fo:padding-left="0.301cm" fo:padding-right="0.301cm"/>
    </style:style>
    <style:style style:name="gr34" style:family="graphic" style:parent-style-name="objectwithoutfill">
      <style:graphic-properties svg:stroke-width="0.102cm" svg:stroke-color="#00a933" draw:marker-start="Arrow" draw:marker-start-width="0.305cm" draw:marker-end-width="0.305cm" draw:fill="solid" draw:textarea-vertical-align="middle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00a933" draw:marker-start="" draw:marker-start-width="0.305cm" draw:marker-end="" draw:marker-end-width="0.305cm" draw:fill="solid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451cm"/>
      <style:paragraph-properties style:writing-mode="lr-tb"/>
    </style:style>
    <style:style style:name="gr37" style:family="graphic" style:parent-style-name="standard">
      <style:graphic-properties svg:stroke-color="#000000" draw:fill-color="#cccccc" draw:textarea-horizontal-align="justify" draw:textarea-vertical-align="middle" draw:auto-grow-height="false" fo:min-height="2.75cm" fo:min-width="4.5cm"/>
      <style:paragraph-properties style:writing-mode="lr-tb"/>
    </style:style>
    <style:style style:name="gr38" style:family="graphic" style:parent-style-name="objectwithoutfill">
      <style:graphic-properties svg:stroke-width="0.106cm" svg:stroke-color="#ff0000" draw:marker-start="" draw:marker-start-width="0.311cm" draw:marker-end="" draw:marker-end-width="0.311cm" draw:fill="solid" draw:textarea-vertical-align="middle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0000" draw:marker-start="Arrow" draw:marker-start-width="0.36cm" draw:marker-end="" draw:marker-end-width="0.311cm" draw:fill="solid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75cm" fo:min-width="3.5cm"/>
      <style:paragraph-properties style:writing-mode="lr-tb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1.75cm" fo:min-width="11.5cm"/>
      <style:paragraph-properties style:writing-mode="lr-tb"/>
    </style:style>
    <style:style style:name="gr4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75cm" fo:min-width="6.5cm"/>
      <style:paragraph-properties style:writing-mode="lr-tb"/>
    </style:style>
    <style:style style:name="gr43" style:family="graphic" style:parent-style-name="standard">
      <style:graphic-properties svg:stroke-width="0.102cm" svg:stroke-color="#ff0000" draw:marker-start="" draw:marker-start-width="0.152cm" draw:marker-end="" draw:marker-end-width="0.356cm" draw:textarea-vertical-align="middle" fo:padding-top="0.176cm" fo:padding-bottom="0.176cm" fo:padding-left="0.301cm" fo:padding-right="0.30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45" style:family="graphic" style:parent-style-name="standard">
      <style:graphic-properties draw:stroke="none" svg:stroke-width="0.106cm" svg:stroke-color="#808080" draw:marker-start-width="0.21cm" draw:marker-end-width="0.21cm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aa95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solid" draw:fill-color="#afd095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10" style:family="paragraph">
      <loext:graphic-properties draw:fill="solid" draw:fill-color="#cccccc"/>
      <style:paragraph-properties fo:text-align="center" style:writing-mode="lr-tb"/>
      <style:text-properties fo:font-style="normal" style:font-style-asian="normal" style:font-style-complex="normal"/>
    </style:style>
    <style:style style:name="P11" style:family="paragraph">
      <loext:graphic-properties draw:fill="solid" draw:fill-color="#afd095"/>
      <style:paragraph-properties fo:text-align="center" style:writing-mode="lr-tb"/>
      <style:text-properties fo:font-style="normal" style:font-style-asian="normal" style:font-style-complex="normal"/>
    </style:style>
    <style:style style:name="P12" style:family="paragraph">
      <loext:graphic-properties draw:fill="solid" draw:fill-color="#cccccc"/>
      <style:paragraph-properties fo:text-align="center"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cccccc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P17" style:family="paragraph">
      <loext:graphic-properties draw:fill-color="#cccccc"/>
      <style:paragraph-properties fo:text-align="center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OWER DISTRIBUTION" draw:style-name="dp1" draw:master-page-name="Default">
        <draw:custom-shape draw:style-name="gr1" draw:text-style-name="P1" xml:id="id41" draw:id="id41" draw:layer="layout" svg:width="38cm" svg:height="27cm" svg:x="2cm" svg:y="4cm">
          <draw:glue-point draw:id="4" svg:x="5cm" svg:y="2.407cm"/>
          <draw:glue-point draw:id="5" svg:x="5cm" svg:y="2.77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5cm" svg:height="2cm" svg:x="4cm" svg:y="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6" draw:id="id26" draw:layer="layout" svg:width="26cm" svg:height="22cm" svg:x="73cm" svg:y="4cm">
          <draw:glue-point draw:id="4" svg:x="5.01cm" svg:y="-4.15cm"/>
          <draw:glue-point draw:id="5" svg:x="-5cm" svg:y="4.09cm"/>
          <draw:glue-point draw:id="6" svg:x="-5cm" svg:y="4.545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2" draw:id="id42" draw:layer="layout" svg:width="29cm" svg:height="22cm" svg:x="42cm" svg:y="4cm">
          <draw:glue-point draw:id="4" svg:x="-5cm" svg:y="4.545cm"/>
          <draw:glue-point draw:id="5" svg:x="-5cm" svg:y="4.09cm"/>
          <draw:glue-point draw:id="6" svg:x="5cm" svg:y="4.545cm"/>
          <draw:glue-point draw:id="7" svg:x="5cm" svg:y="4.0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cm" svg:height="5cm" svg:x="4cm" svg:y="5cm">
          <text:p text:style-name="P3"><text:span text:style-name="T1">AC/DC (</text:span>ISOLATED)</text:p>
          <text:p text:style-name="P3">220VAC – <text:span text:style-name="T2">24VDC</text:span></text:p>
          <text:p text:style-name="P3">230W</text:p>
          <text:p text:style-name="P3">(RACM230-24SG)</text:p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6cm" svg:height="4cm" svg:x="77.999cm" svg:y="6cm">
          <text:p text:style-name="P5"><text:span text:style-name="T1">DC/DC</text:span> (BUCK)</text:p>
          <text:p text:style-name="P5">9 – 42 VDC IN</text:p>
          <text:p text:style-name="P5"><text:span text:style-name="T2">12 VDC</text:span> OUT</text:p>
          <text:p text:style-name="P5">24 W</text:p>
          <text:p text:style-name="P3">(LMZ14202)</text:p>
          <draw:enhanced-geometry svg:viewBox="0 0 21600 21600" draw:type="rectangle" draw:enhanced-path="M 0 0 L 21600 0 21600 21600 0 21600 0 0 Z N"/>
        </draw:custom-shape>
        <draw:custom-shape draw:style-name="gr7" draw:text-style-name="P6" xml:id="id10" draw:id="id10" draw:layer="layout" svg:width="6cm" svg:height="4cm" svg:x="92cm" svg:y="12cm">
          <text:p text:style-name="P3">CHERRY BLOSSOM</text:p>
          <text:p text:style-name="P3">HDMI</text:p>
          <text:p text:style-name="P3">WIFI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6.81cm" svg:height="0.962cm" svg:x="42cm" svg:y="4cm">
          <draw:text-box>
            <text:p><text:span text:style-name="T2">CENTRAL</text:span> <text:span text:style-name="T2">CHANNEL</text:span></text:p>
          </draw:text-box>
        </draw:frame>
        <draw:frame draw:style-name="gr9" draw:text-style-name="P7" draw:layer="layout" svg:width="1.797cm" svg:height="0.962cm" svg:x="73cm" svg:y="4.038cm">
          <draw:text-box>
            <text:p><text:span text:style-name="T2">TOP</text:span></text:p>
          </draw:text-box>
        </draw:frame>
        <draw:frame draw:style-name="gr10" draw:text-style-name="P8" draw:layer="layout" svg:width="3.245cm" svg:height="0.962cm" svg:x="2cm" svg:y="4.038cm">
          <draw:text-box>
            <text:p><text:span text:style-name="T2">BOTTOM</text:span></text:p>
          </draw:text-box>
        </draw:frame>
        <draw:custom-shape draw:style-name="gr11" draw:text-style-name="P10" xml:id="id25" draw:id="id25" draw:layer="layout" svg:width="6cm" svg:height="4cm" svg:x="92cm" svg:y="6cm">
          <text:p text:style-name="P9"><text:span text:style-name="T3">DISPLAY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22" draw:id="id22" draw:layer="layout" svg:width="6cm" svg:height="4cm" svg:x="92cm" svg:y="18cm">
          <text:p text:style-name="P9"><text:span text:style-name="T3">LED</text:span></text:p>
          <text:p text:style-name="P9"><text:span text:style-name="T3">BUZZER</text:span></text:p>
          <text:p text:style-name="P9"><text:span text:style-name="T3">TOUCH SENSO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6cm" svg:height="4cm" svg:x="78.005cm" svg:y="12cm">
          <text:p text:style-name="P3"><text:span text:style-name="T1">DC/DC</text:span> (BUCK)</text:p>
          <text:p text:style-name="P3">9 – 42 VDC IN</text:p>
          <text:p text:style-name="P3"><text:span text:style-name="T2">5 VDC</text:span> OUT</text:p>
          <text:p text:style-name="P3">15 W</text:p>
          <text:p text:style-name="P3">(LMZ14203)</text:p>
          <draw:enhanced-geometry svg:viewBox="0 0 21600 21600" draw:type="rectangle" draw:enhanced-path="M 0 0 L 21600 0 21600 21600 0 21600 0 0 Z N"/>
        </draw:custom-shape>
        <draw:custom-shape draw:style-name="gr6" draw:text-style-name="P4" xml:id="id8" draw:id="id8" draw:layer="layout" svg:width="6cm" svg:height="4cm" svg:x="78.005cm" svg:y="18cm">
          <text:p text:style-name="P5"><text:span text:style-name="T1">DC/DC</text:span> (BUCK)</text:p>
          <text:p text:style-name="P5">9 – 42 VDC IN</text:p>
          <text:p text:style-name="P5"><text:span text:style-name="T2">3.3 VDC</text:span> OUT</text:p>
          <text:p text:style-name="P5">3.3 W</text:p>
          <text:p text:style-name="P5">(LMZ14201)</text:p>
          <draw:enhanced-geometry svg:viewBox="0 0 21600 21600" draw:type="rectangle" draw:enhanced-path="M 0 0 L 21600 0 21600 21600 0 21600 0 0 Z N"/>
        </draw:custom-shape>
        <draw:custom-shape draw:style-name="gr6" draw:text-style-name="P4" xml:id="id17" draw:id="id17" draw:layer="layout" svg:width="6cm" svg:height="4cm" svg:x="47.01cm" svg:y="12cm">
          <text:p text:style-name="P5"><text:span text:style-name="T1">DC/DC</text:span> (BUCK)</text:p>
          <text:p text:style-name="P5">9 – 42 VDC IN</text:p>
          <text:p text:style-name="P5"><text:span text:style-name="T2">3.3 VDC</text:span> OUT</text:p>
          <text:p text:style-name="P5">3.3 W</text:p>
          <text:p text:style-name="P3">(LMZ14201)</text:p>
          <draw:enhanced-geometry svg:viewBox="0 0 21600 21600" draw:type="rectangle" draw:enhanced-path="M 0 0 L 21600 0 21600 21600 0 21600 0 0 Z N"/>
        </draw:custom-shape>
        <draw:custom-shape draw:style-name="gr12" draw:text-style-name="P11" xml:id="id16" draw:id="id16" draw:layer="layout" svg:width="9.99cm" svg:height="4cm" svg:x="60.01cm" svg:y="6cm">
          <text:p text:style-name="P9"><text:span text:style-name="T3">PINCH VALVE (x3)</text:span></text:p>
          <text:p text:style-name="P9"><text:span text:style-name="T3">(195224-x xx)</text:span></text:p>
          <text:p text:style-name="P9"><text:span text:style-name="T3">PROPORTIONAL VALVE (x2)</text:span></text:p>
          <text:p text:style-name="P9"><text:span text:style-name="T3">(VSO LowPro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19" draw:id="id19" draw:layer="layout" svg:width="6cm" svg:height="4cm" svg:x="60.01cm" svg:y="12cm">
          <text:p text:style-name="P9"><text:span text:style-name="T3">MCU</text:span></text:p>
          <text:p text:style-name="P9"><text:span text:style-name="T3">(STM32F437VIT)</text:span></text:p>
          <text:p text:style-name="P9"><text:span text:style-name="T3">PRESSURE</text:span></text:p>
          <text:p text:style-name="P9"><text:span text:style-name="T3"><text:s/></text:span><text:span text:style-name="T3">SENSOR (x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1" draw:id="id21" draw:layer="layout" svg:width="6cm" svg:height="4cm" svg:x="18.001cm" svg:y="6cm">
          <text:p text:style-name="P3">BATTERY </text:p>
          <text:p text:style-name="P3">CHARGER</text:p>
          <text:p text:style-name="P3"><text:span text:style-name="T2">18 – 24 VDC</text:span> OUT</text:p>
          <text:p text:style-name="P3">(LTC4162-FAD) 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cm" svg:height="6cm" svg:x="18.001cm" svg:y="18cm">
          <text:p text:style-name="P3">BATTERY</text:p>
          <text:p text:style-name="P3">6-CELL</text:p>
          <text:p text:style-name="P3">LiFePO4</text:p>
          <text:p text:style-name="P3">4500mAh</text:p>
          <text:p text:style-name="P3">Vnom = 19.2 V</text:p>
          <text:p text:style-name="P3">Vcharge = 21.9V</text:p>
          <text:p text:style-name="P3">(???)</text:p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5cm" svg:y1="11cm" svg:x2="11cm" svg:y2="11cm">
          <text:p/>
        </draw:line>
        <draw:line draw:style-name="gr15" draw:text-style-name="P13" draw:layer="layout" svg:x1="7cm" svg:y1="13cm" svg:x2="7cm" svg:y2="10cm">
          <text:p/>
        </draw:line>
        <draw:line draw:style-name="gr16" draw:text-style-name="P13" draw:layer="layout" svg:x1="9cm" svg:y1="13cm" svg:x2="9cm" svg:y2="10cm">
          <text:p/>
        </draw:line>
        <draw:frame draw:style-name="gr17" draw:text-style-name="P8" draw:layer="layout" svg:width="2.606cm" svg:height="0.962cm" svg:x="5.7cm" svg:y="29.038cm">
          <draw:text-box>
            <text:p><text:span text:style-name="T2">VAC IN</text:span></text:p>
          </draw:text-box>
        </draw:frame>
        <draw:custom-shape draw:style-name="gr18" draw:text-style-name="P4" draw:layer="layout" svg:width="3cm" svg:height="3cm" svg:x="7.006cm" svg:y="35cm">
          <text:p text:style-name="P3">POWER</text:p>
          <text:p text:style-name="P3">SUPPLY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cm" svg:height="3cm" svg:x="7.006cm" svg:y="39cm">
          <text:p text:style-name="P3">CUSTOM</text:p>
          <text:p text:style-name="P3">PCB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cm" svg:height="3cm" svg:x="3cm" svg:y="35cm">
          <text:p text:style-name="P3">O.E.M.</text:p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3.148cm" svg:height="0.962cm" svg:x="4.952cm" svg:y="33.038cm">
          <draw:text-box>
            <text:p><text:span text:style-name="T2">LEGEND</text:span></text:p>
          </draw:text-box>
        </draw:frame>
        <draw:custom-shape draw:style-name="gr22" draw:text-style-name="P3" xml:id="id5" draw:id="id5" draw:layer="layout" svg:width="4cm" svg:height="1cm" draw:transform="rotate (1.5709708597201) translate (85cm 10cm)">
          <text:p text:style-name="P3">FILTER</text:p>
          <draw:enhanced-geometry svg:viewBox="0 0 21600 21600" draw:type="rectangle" draw:enhanced-path="M 0 0 L 21600 0 21600 21600 0 21600 0 0 Z N"/>
        </draw:custom-shape>
        <draw:custom-shape draw:style-name="gr22" draw:text-style-name="P3" xml:id="id3" draw:id="id3" draw:layer="layout" svg:width="4cm" svg:height="1cm" draw:transform="rotate (1.5709708597201) translate (76cm 10cm)">
          <text:p text:style-name="P3">FIL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xml:id="id7" draw:id="id7" draw:layer="layout" svg:width="4cm" svg:height="1cm" draw:transform="rotate (1.5709708597201) translate (85.005cm 16cm)">
          <text:p text:style-name="P3">FILTER</text:p>
          <draw:enhanced-geometry svg:viewBox="0 0 21600 21600" draw:type="rectangle" draw:enhanced-path="M 0 0 L 21600 0 21600 21600 0 21600 0 0 Z N"/>
        </draw:custom-shape>
        <draw:custom-shape draw:style-name="gr22" draw:text-style-name="P3" xml:id="id9" draw:id="id9" draw:layer="layout" svg:width="4cm" svg:height="1cm" draw:transform="rotate (1.5709708597201) translate (85.006cm 22cm)">
          <text:p text:style-name="P3">FILTER</text:p>
          <draw:enhanced-geometry svg:viewBox="0 0 21600 21600" draw:type="rectangle" draw:enhanced-path="M 0 0 L 21600 0 21600 21600 0 21600 0 0 Z N"/>
        </draw:custom-shape>
        <draw:custom-shape draw:style-name="gr6" draw:text-style-name="P4" xml:id="id14" draw:id="id14" draw:layer="layout" svg:width="6cm" svg:height="4cm" svg:x="47.009cm" svg:y="6cm">
          <text:p text:style-name="P5"><text:span text:style-name="T1">DC/DC</text:span> (BUCK)</text:p>
          <text:p text:style-name="P5">9 – 42 VDC IN</text:p>
          <text:p text:style-name="P5"><text:span text:style-name="T2">12 VDC</text:span> OUT</text:p>
          <text:p text:style-name="P5">36 W</text:p>
          <text:p text:style-name="P3">(LMZ14203)</text:p>
          <draw:enhanced-geometry svg:viewBox="0 0 21600 21600" draw:type="rectangle" draw:enhanced-path="M 0 0 L 21600 0 21600 21600 0 21600 0 0 Z N"/>
        </draw:custom-shape>
        <draw:custom-shape draw:style-name="gr22" draw:text-style-name="P3" xml:id="id15" draw:id="id15" draw:layer="layout" svg:width="4cm" svg:height="1cm" draw:transform="rotate (1.5709708597201) translate (54.01cm 10cm)">
          <text:p text:style-name="P3">FILTER</text:p>
          <draw:enhanced-geometry svg:viewBox="0 0 21600 21600" draw:type="rectangle" draw:enhanced-path="M 0 0 L 21600 0 21600 21600 0 21600 0 0 Z N"/>
        </draw:custom-shape>
        <draw:custom-shape draw:style-name="gr22" draw:text-style-name="P3" xml:id="id13" draw:id="id13" draw:layer="layout" svg:width="4cm" svg:height="1cm" draw:transform="rotate (1.5709708597201) translate (45.01cm 10cm)">
          <text:p text:style-name="P3">FILTER</text:p>
          <draw:enhanced-geometry svg:viewBox="0 0 21600 21600" draw:type="rectangle" draw:enhanced-path="M 0 0 L 21600 0 21600 21600 0 21600 0 0 Z N"/>
        </draw:custom-shape>
        <draw:custom-shape draw:style-name="gr22" draw:text-style-name="P3" xml:id="id18" draw:id="id18" draw:layer="layout" svg:width="4cm" svg:height="1cm" draw:transform="rotate (1.5709708597201) translate (54.01cm 16cm)">
          <text:p text:style-name="P3">FILTER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3cm" svg:height="3cm" svg:x="2.994cm" svg:y="39cm">
          <text:p text:style-name="P3">FILTER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cm" svg:height="3cm" svg:x="5.5cm" svg:y="13cm">
          <text:p text:style-name="P3">VAC</text:p>
          <text:p text:style-name="P3">LINE FILTER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cm" svg:height="3cm" svg:x="5.5cm" svg:y="18cm">
          <text:p text:style-name="P3">VAC FUSE – 2A</text:p>
          <text:p text:style-name="P3">FAST BLOW</text:p>
          <text:p text:style-name="P3"><text:span text:style-name="T1">(</text:span>​0217002.MXP)</text:p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7cm" svg:y1="18cm" svg:x2="7cm" svg:y2="16cm">
          <text:p/>
        </draw:line>
        <draw:line draw:style-name="gr16" draw:text-style-name="P13" draw:layer="layout" svg:x1="9cm" svg:y1="18cm" svg:x2="9cm" svg:y2="16cm">
          <text:p/>
        </draw:line>
        <draw:line draw:style-name="gr15" draw:text-style-name="P13" draw:layer="layout" svg:x1="7cm" svg:y1="23cm" svg:x2="7cm" svg:y2="21cm">
          <text:p/>
        </draw:line>
        <draw:line draw:style-name="gr16" draw:text-style-name="P13" draw:layer="layout" svg:x1="9cm" svg:y1="23cm" svg:x2="9cm" svg:y2="21cm">
          <text:p/>
        </draw:line>
        <draw:frame draw:style-name="gr25" draw:text-style-name="P8" draw:layer="layout" svg:width="0.925cm" svg:height="0.962cm" svg:x="4.5cm" svg:y="28.038cm">
          <draw:text-box>
            <text:p><text:span text:style-name="T2">E</text:span></text:p>
          </draw:text-box>
        </draw:frame>
        <draw:frame draw:style-name="gr26" draw:text-style-name="P8" draw:layer="layout" svg:width="0.891cm" svg:height="0.962cm" svg:x="6.5cm" svg:y="28.038cm">
          <draw:text-box>
            <text:p><text:span text:style-name="T2">L</text:span></text:p>
          </draw:text-box>
        </draw:frame>
        <draw:frame draw:style-name="gr27" draw:text-style-name="P8" draw:layer="layout" svg:width="0.959cm" svg:height="0.962cm" svg:x="8.5cm" svg:y="28.038cm">
          <draw:text-box>
            <text:p><text:span text:style-name="T2">N</text:span></text:p>
          </draw:text-box>
        </draw:frame>
        <draw:connector draw:style-name="gr28" draw:text-style-name="P14" draw:layer="layout" draw:line-skew="3cm 0.499cm" svg:x1="27cm" svg:y1="6.5cm" svg:x2="16.501cm" svg:y2="10cm" draw:start-shape="id1" draw:start-glue-point="5" draw:end-shape="id2" draw:end-glue-point="3" svg:d="M27000 6500h-2000v4500h-8499v-1000" svg:viewBox="0 0 10500 4501">
          <text:p/>
        </draw:connector>
        <draw:connector draw:style-name="gr29" draw:text-style-name="P14" draw:layer="layout" svg:x1="77cm" svg:y1="8cm" svg:x2="77.999cm" svg:y2="8cm" draw:start-shape="id3" draw:start-glue-point="2" draw:end-shape="id4" draw:end-glue-point="3" svg:d="M77000 8000h999" svg:viewBox="0 0 1000 1">
          <text:p/>
        </draw:connector>
        <draw:connector draw:style-name="gr29" draw:text-style-name="P14" draw:layer="layout" svg:x1="83.999cm" svg:y1="8cm" svg:x2="85cm" svg:y2="8cm" draw:start-shape="id4" draw:start-glue-point="1" draw:end-shape="id5" draw:end-glue-point="0" svg:d="M83999 8000h1001" svg:viewBox="0 0 1002 1">
          <text:p/>
        </draw:connector>
        <draw:connector draw:style-name="gr29" draw:text-style-name="P14" draw:layer="layout" svg:x1="84.005cm" svg:y1="14cm" svg:x2="85.005cm" svg:y2="14cm" draw:start-shape="id6" draw:start-glue-point="1" draw:end-shape="id7" draw:end-glue-point="0" svg:d="M84005 14000h1000" svg:viewBox="0 0 1001 1">
          <text:p/>
        </draw:connector>
        <draw:connector draw:style-name="gr29" draw:text-style-name="P14" draw:layer="layout" svg:x1="84.005cm" svg:y1="20cm" svg:x2="85.006cm" svg:y2="20cm" draw:start-shape="id8" draw:start-glue-point="1" draw:end-shape="id9" draw:end-glue-point="0" svg:d="M84005 20000h1001" svg:viewBox="0 0 1002 1">
          <text:p/>
        </draw:connector>
        <draw:connector draw:style-name="gr29" draw:text-style-name="P14" draw:layer="layout" svg:x1="86.005cm" svg:y1="14cm" svg:x2="92cm" svg:y2="14cm" draw:start-shape="id7" draw:start-glue-point="2" draw:end-shape="id10" draw:end-glue-point="3" svg:d="M86005 14000h5995" svg:viewBox="0 0 5996 1">
          <text:p/>
        </draw:connector>
        <draw:connector draw:style-name="gr29" draw:text-style-name="P14" draw:layer="layout" svg:x1="86.006cm" svg:y1="20cm" svg:x2="90cm" svg:y2="20cm" draw:start-shape="id9" draw:start-glue-point="2" draw:end-shape="id11" draw:end-glue-point="0" svg:d="M86006 20000h3994" svg:viewBox="0 0 3995 1">
          <text:p/>
        </draw:connector>
        <draw:connector draw:style-name="gr29" draw:text-style-name="P14" draw:layer="layout" svg:x1="86cm" svg:y1="8cm" svg:x2="90cm" svg:y2="8cm" draw:start-shape="id5" draw:start-glue-point="2" draw:end-shape="id12" draw:end-glue-point="0" svg:d="M86000 8000h4000" svg:viewBox="0 0 4001 1">
          <text:p/>
        </draw:connector>
        <draw:connector draw:style-name="gr29" draw:text-style-name="P14" draw:layer="layout" svg:x1="46.01cm" svg:y1="8cm" svg:x2="47.009cm" svg:y2="8cm" draw:start-shape="id13" draw:start-glue-point="2" draw:end-shape="id14" draw:end-glue-point="3" svg:d="M46010 8000h999" svg:viewBox="0 0 1000 1">
          <text:p/>
        </draw:connector>
        <draw:connector draw:style-name="gr29" draw:text-style-name="P14" draw:layer="layout" svg:x1="53.009cm" svg:y1="8cm" svg:x2="54.01cm" svg:y2="8cm" draw:start-shape="id14" draw:start-glue-point="1" draw:end-shape="id15" draw:end-glue-point="0" svg:d="M53009 8000h1001" svg:viewBox="0 0 1002 1">
          <text:p/>
        </draw:connector>
        <draw:connector draw:style-name="gr29" draw:text-style-name="P14" draw:layer="layout" svg:x1="55.01cm" svg:y1="8cm" svg:x2="60.01cm" svg:y2="8cm" draw:start-shape="id15" draw:start-glue-point="2" draw:end-shape="id16" draw:end-glue-point="3" svg:d="M55010 8000h5000" svg:viewBox="0 0 5001 1">
          <text:p/>
        </draw:connector>
        <draw:connector draw:style-name="gr29" draw:text-style-name="P14" draw:layer="layout" svg:x1="53.01cm" svg:y1="14cm" svg:x2="54.01cm" svg:y2="14cm" draw:start-shape="id17" draw:start-glue-point="1" draw:end-shape="id18" draw:end-glue-point="0" svg:d="M53010 14000h1000" svg:viewBox="0 0 1001 1">
          <text:p/>
        </draw:connector>
        <draw:connector draw:style-name="gr29" draw:text-style-name="P14" draw:layer="layout" svg:x1="55.01cm" svg:y1="14cm" svg:x2="60.01cm" svg:y2="14cm" draw:start-shape="id18" draw:start-glue-point="2" draw:end-shape="id19" draw:end-glue-point="3" svg:d="M55010 14000h5000" svg:viewBox="0 0 5001 1">
          <text:p/>
        </draw:connector>
        <draw:connector draw:style-name="gr29" draw:text-style-name="P14" draw:layer="layout" draw:line-skew="1.551cm" svg:x1="74cm" svg:y1="22cm" svg:x2="76cm" svg:y2="8cm" draw:start-shape="id20" draw:start-glue-point="2" draw:end-shape="id3" draw:end-glue-point="0" svg:d="M74000 22000v-14000h2000" svg:viewBox="0 0 2001 14001">
          <text:p/>
        </draw:connector>
        <draw:custom-shape draw:style-name="gr22" draw:text-style-name="P3" xml:id="id2" draw:id="id2" draw:layer="layout" svg:width="4cm" svg:height="1cm" draw:transform="rotate (1.5709708597201) translate (16.001cm 10cm)">
          <text:p text:style-name="P3">FIL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4" draw:layer="layout" svg:x1="17.001cm" svg:y1="8cm" svg:x2="18.001cm" svg:y2="8cm" draw:start-shape="id2" draw:start-glue-point="2" draw:end-shape="id21" draw:end-glue-point="3" svg:d="M17001 8000h1000" svg:viewBox="0 0 1001 1">
          <text:p/>
        </draw:connector>
        <draw:custom-shape draw:style-name="gr30" draw:text-style-name="P15" draw:layer="layout" svg:width="9cm" svg:height="10cm" svg:x="2cm" svg:y="33cm">
          <text:p/>
          <draw:enhanced-geometry svg:viewBox="0 0 21600 21600" draw:type="rectangle" draw:enhanced-path="M 0 0 L 21600 0 21600 21600 0 21600 0 0 Z N"/>
        </draw:custom-shape>
        <draw:connector draw:style-name="gr28" draw:text-style-name="P14" draw:layer="layout" draw:line-skew="0.499cm" svg:x1="95cm" svg:y1="22cm" svg:x2="85.506cm" svg:y2="22cm" draw:start-shape="id22" draw:start-glue-point="2" draw:end-shape="id9" draw:end-glue-point="3" svg:d="M95000 22000v1000h-9494v-1000" svg:viewBox="0 0 9495 1001">
          <text:p/>
        </draw:connector>
        <draw:connector draw:style-name="gr28" draw:text-style-name="P14" draw:layer="layout" draw:line-skew="0.499cm" svg:x1="81.005cm" svg:y1="16cm" svg:x2="85.505cm" svg:y2="16cm" draw:start-shape="id6" draw:start-glue-point="2" draw:end-shape="id7" draw:end-glue-point="3" svg:d="M81005 16000v1000h4500v-1000" svg:viewBox="0 0 4501 1001">
          <text:p/>
        </draw:connector>
        <draw:connector draw:style-name="gr28" draw:text-style-name="P14" draw:layer="layout" draw:line-skew="0.499cm" svg:x1="85.506cm" svg:y1="22cm" svg:x2="81.005cm" svg:y2="22cm" draw:start-shape="id9" draw:start-glue-point="3" draw:end-shape="id8" draw:end-glue-point="2" svg:d="M85506 22000v1000h-4501v-1000" svg:viewBox="0 0 4502 1001">
          <text:p/>
        </draw:connector>
        <draw:connector draw:style-name="gr28" draw:text-style-name="P14" draw:layer="layout" draw:line-skew="0.499cm" svg:x1="80.999cm" svg:y1="10cm" svg:x2="76.5cm" svg:y2="10cm" draw:start-shape="id4" draw:start-glue-point="2" draw:end-shape="id3" draw:end-glue-point="3" svg:d="M80999 10000v1000h-4499v-1000" svg:viewBox="0 0 4500 1001">
          <text:p/>
        </draw:connector>
        <draw:custom-shape draw:style-name="gr22" draw:text-style-name="P3" xml:id="id12" draw:id="id12" draw:layer="layout" svg:width="4cm" svg:height="1cm" draw:transform="rotate (1.5709708597201) translate (90cm 10cm)">
          <text:p text:style-name="P3">ES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4" draw:layer="layout" draw:line-skew="0.499cm" svg:x1="85.5cm" svg:y1="10cm" svg:x2="90.5cm" svg:y2="10cm" draw:start-shape="id5" draw:start-glue-point="3" draw:end-shape="id12" draw:end-glue-point="3" svg:d="M85500 10000v1000h5000v-1000" svg:viewBox="0 0 5001 1001">
          <text:p/>
        </draw:connector>
        <draw:connector draw:style-name="gr28" draw:text-style-name="P14" draw:layer="layout" draw:line-skew="0.499cm" svg:x1="63.01cm" svg:y1="16cm" svg:x2="54.51cm" svg:y2="16cm" draw:start-shape="id19" draw:start-glue-point="2" draw:end-shape="id18" draw:end-glue-point="3" svg:d="M63010 16000v1000h-8500v-1000" svg:viewBox="0 0 8501 1001">
          <text:p/>
        </draw:connector>
        <draw:connector draw:style-name="gr28" draw:text-style-name="P14" draw:layer="layout" draw:line-skew="0.499cm" svg:x1="54.51cm" svg:y1="16cm" svg:x2="50.01cm" svg:y2="16cm" draw:start-shape="id18" draw:start-glue-point="3" draw:end-shape="id17" draw:end-glue-point="2" svg:d="M54510 16000v1000h-4500v-1000" svg:viewBox="0 0 4501 1001">
          <text:p/>
        </draw:connector>
        <draw:connector draw:style-name="gr28" draw:text-style-name="P14" draw:layer="layout" draw:line-skew="0.499cm" svg:x1="54.51cm" svg:y1="10cm" svg:x2="50.009cm" svg:y2="10cm" draw:start-shape="id15" draw:start-glue-point="3" draw:end-shape="id14" draw:end-glue-point="2" svg:d="M54510 10000v1000h-4501v-1000" svg:viewBox="0 0 4502 1001">
          <text:p/>
        </draw:connector>
        <draw:connector draw:style-name="gr28" draw:text-style-name="P14" draw:layer="layout" draw:line-skew="0.499cm" svg:x1="50.009cm" svg:y1="10cm" svg:x2="45.51cm" svg:y2="10cm" draw:start-shape="id14" draw:start-glue-point="2" draw:end-shape="id13" draw:end-glue-point="3" svg:d="M50009 10000v1000h-4499v-1000" svg:viewBox="0 0 4500 1001">
          <text:p/>
        </draw:connector>
        <draw:custom-shape draw:style-name="gr22" draw:text-style-name="P3" xml:id="id23" draw:id="id23" draw:layer="layout" svg:width="4cm" svg:height="1cm" draw:transform="rotate (1.5709708597201) translate (76.006cm 16.002cm)">
          <text:p text:style-name="P3">FIL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4" draw:layer="layout" svg:x1="77.006cm" svg:y1="14.002cm" svg:x2="78.005cm" svg:y2="14.002cm" draw:start-shape="id23" draw:start-glue-point="2" svg:d="M77006 14002h999" svg:viewBox="0 0 1000 1">
          <text:p/>
        </draw:connector>
        <draw:custom-shape draw:style-name="gr22" draw:text-style-name="P3" xml:id="id24" draw:id="id24" draw:layer="layout" svg:width="4cm" svg:height="1cm" draw:transform="rotate (1.5709708597201) translate (76.006cm 22.002cm)">
          <text:p text:style-name="P3">FIL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4" draw:layer="layout" svg:x1="77.006cm" svg:y1="20.002cm" svg:x2="78.005cm" svg:y2="20.002cm" draw:start-shape="id24" draw:start-glue-point="2" svg:d="M77006 20002h999" svg:viewBox="0 0 1000 1">
          <text:p/>
        </draw:connector>
        <draw:connector draw:style-name="gr28" draw:text-style-name="P14" draw:layer="layout" draw:line-skew="0.497cm" svg:x1="81.005cm" svg:y1="16cm" svg:x2="76.506cm" svg:y2="16.002cm" draw:start-shape="id6" draw:start-glue-point="2" draw:end-shape="id23" draw:end-glue-point="3" svg:d="M81005 16000v1000h-4499v-998" svg:viewBox="0 0 4500 1001">
          <text:p/>
        </draw:connector>
        <draw:connector draw:style-name="gr28" draw:text-style-name="P14" draw:layer="layout" draw:line-skew="0.499cm" svg:x1="85.5cm" svg:y1="10cm" svg:x2="80.999cm" svg:y2="10cm" draw:start-shape="id5" draw:start-glue-point="3" draw:end-shape="id4" draw:end-glue-point="2" svg:d="M85500 10000v1000h-4501v-1000" svg:viewBox="0 0 4502 1001">
          <text:p/>
        </draw:connector>
        <draw:connector draw:style-name="gr28" draw:text-style-name="P14" draw:layer="layout" draw:line-skew="0.499cm" svg:x1="95cm" svg:y1="10cm" svg:x2="90.5cm" svg:y2="10cm" draw:start-shape="id25" draw:start-glue-point="2" draw:end-shape="id12" draw:end-glue-point="3" svg:d="M95000 10000v1000h-4500v-1000" svg:viewBox="0 0 4501 1001">
          <text:p/>
        </draw:connector>
        <draw:connector draw:style-name="gr28" draw:text-style-name="P14" draw:layer="layout" draw:line-skew="0.497cm" svg:x1="81.005cm" svg:y1="22cm" svg:x2="76.506cm" svg:y2="22.002cm" draw:start-shape="id8" draw:start-glue-point="2" draw:end-shape="id24" draw:end-glue-point="3" svg:d="M81005 22000v1000h-4499v-998" svg:viewBox="0 0 4500 1001">
          <text:p/>
        </draw:connector>
        <draw:connector draw:style-name="gr28" draw:text-style-name="P14" draw:layer="layout" draw:line-skew="0.499cm" svg:x1="95cm" svg:y1="16cm" svg:x2="85.505cm" svg:y2="16cm" draw:start-shape="id10" draw:start-glue-point="2" draw:end-shape="id7" draw:end-glue-point="3" svg:d="M95000 16000v1000h-9495v-1000" svg:viewBox="0 0 9496 1001">
          <text:p/>
        </draw:connector>
        <draw:connector draw:style-name="gr29" draw:text-style-name="P14" draw:layer="layout" svg:x1="91cm" svg:y1="8cm" svg:x2="92cm" svg:y2="8cm" draw:start-shape="id12" draw:start-glue-point="2" draw:end-shape="id25" draw:end-glue-point="3" svg:d="M91000 8000h1000" svg:viewBox="0 0 1001 1">
          <text:p/>
        </draw:connector>
        <draw:connector draw:style-name="gr28" draw:text-style-name="P14" draw:layer="layout" draw:line-skew="0cm -0.503cm 0.497cm" svg:x1="76.5cm" svg:y1="10cm" svg:x2="76.506cm" svg:y2="16.002cm" draw:start-shape="id3" draw:start-glue-point="3" draw:end-shape="id23" draw:end-glue-point="3" svg:d="M76500 10000v1001h-1500v5999h1506v-998" svg:viewBox="0 0 1507 7001">
          <text:p/>
        </draw:connector>
        <draw:connector draw:style-name="gr29" draw:text-style-name="P14" draw:layer="layout" draw:line-skew="1.551cm" svg:x1="74cm" svg:y1="22cm" svg:x2="76.006cm" svg:y2="14.002cm" draw:start-shape="id20" draw:start-glue-point="2" draw:end-shape="id23" draw:end-glue-point="0" svg:d="M74000 22000v-7998h2006" svg:viewBox="0 0 2007 7999">
          <text:p/>
        </draw:connector>
        <draw:connector draw:style-name="gr28" draw:text-style-name="P14" draw:layer="layout" draw:line-skew="0cm -2.506cm 0.497cm" svg:x1="76.506cm" svg:y1="16.002cm" svg:x2="76.506cm" svg:y2="22.002cm" draw:start-shape="id23" draw:start-glue-point="3" draw:end-shape="id24" draw:end-glue-point="3" svg:d="M76506 16002v1000h-1506v5998h1506v-998" svg:viewBox="0 0 1507 6999">
          <text:p/>
        </draw:connector>
        <draw:connector draw:style-name="gr29" draw:text-style-name="P14" xml:id="id20" draw:id="id20" draw:layer="layout" draw:line-skew="1.527cm" svg:x1="73cm" svg:y1="23.998cm" svg:x2="76.006cm" svg:y2="20.002cm" draw:start-shape="id26" draw:start-glue-point="5" draw:end-shape="id24" draw:end-glue-point="0" svg:d="M73000 23998h1000v-3996h2006" svg:viewBox="0 0 3007 3997">
          <text:p/>
        </draw:connector>
        <draw:connector draw:style-name="gr28" draw:text-style-name="P14" draw:layer="layout" draw:line-skew="0.247cm" svg:x1="65.005cm" svg:y1="10cm" svg:x2="54.503cm" svg:y2="11.004cm" draw:start-shape="id16" draw:start-glue-point="2" svg:d="M65005 10000v1000h-10502v4" svg:viewBox="0 0 10503 1005">
          <text:p/>
        </draw:connector>
        <draw:custom-shape draw:style-name="gr22" draw:text-style-name="P3" xml:id="id27" draw:id="id27" draw:layer="layout" svg:width="4cm" svg:height="1cm" draw:transform="rotate (1.5709708597201) translate (45.011cm 16cm)">
          <text:p text:style-name="P3">FILTER</text:p>
          <draw:enhanced-geometry svg:viewBox="0 0 21600 21600" draw:type="rectangle" draw:enhanced-path="M 0 0 L 21600 0 21600 21600 0 21600 0 0 Z N"/>
        </draw:custom-shape>
        <draw:connector draw:style-name="gr29" draw:text-style-name="P14" draw:layer="layout" svg:x1="46.011cm" svg:y1="14cm" svg:x2="47.01cm" svg:y2="14cm" draw:start-shape="id27" draw:start-glue-point="2" svg:d="M46011 14000h999" svg:viewBox="0 0 1000 1">
          <text:p/>
        </draw:connector>
        <draw:connector draw:style-name="gr28" draw:text-style-name="P14" draw:layer="layout" draw:line-skew="0.499cm" svg:x1="50.01cm" svg:y1="16cm" svg:x2="45.511cm" svg:y2="16cm" draw:start-shape="id17" draw:start-glue-point="2" draw:end-shape="id27" draw:end-glue-point="3" svg:d="M50010 16000v1000h-4499v-1000" svg:viewBox="0 0 4500 1001">
          <text:p/>
        </draw:connector>
        <draw:connector draw:style-name="gr28" draw:text-style-name="P14" draw:layer="layout" draw:line-skew="0cm -2.501cm 0.499cm" svg:x1="45.51cm" svg:y1="10cm" svg:x2="45.511cm" svg:y2="16cm" draw:start-shape="id13" draw:start-glue-point="3" draw:end-shape="id27" draw:end-glue-point="3" svg:d="M45510 10000v1000h-1500v6000h1501v-1000" svg:viewBox="0 0 1502 7001">
          <text:p/>
        </draw:connector>
        <draw:connector draw:style-name="gr29" draw:text-style-name="P14" draw:layer="layout" draw:line-skew="-1.497cm" svg:x1="45.01cm" svg:y1="8cm" svg:x2="45.011cm" svg:y2="14cm" draw:start-shape="id13" draw:start-glue-point="0" draw:end-shape="id27" draw:end-glue-point="0" svg:d="M45010 8000h-2000v6000h2001" svg:viewBox="0 0 2002 6001">
          <text:p/>
        </draw:connector>
        <draw:connector draw:style-name="gr28" draw:text-style-name="P14" draw:layer="layout" draw:line-skew="-1.527cm 1.927cm" svg:x1="76.506cm" svg:y1="22.002cm" svg:x2="73cm" svg:y2="24.999cm" draw:start-shape="id24" draw:start-glue-point="3" draw:end-shape="id26" draw:end-glue-point="6" svg:d="M76506 22002v2998h-2106v-1h-1400" svg:viewBox="0 0 3507 2999">
          <text:p/>
        </draw:connector>
        <draw:connector draw:style-name="gr31" draw:text-style-name="P14" draw:layer="layout" svg:x1="23.015cm" svg:y1="12.01cm" svg:x2="23.001cm" svg:y2="10cm" svg:d="M23015 12010v-1005h-14v-1005" svg:viewBox="0 0 15 2011">
          <text:p/>
        </draw:connector>
        <draw:line draw:style-name="gr32" draw:text-style-name="P13" draw:layer="layout" svg:x1="19.001cm" svg:y1="18cm" svg:x2="19.001cm" svg:y2="11cm">
          <text:p/>
        </draw:line>
        <draw:connector draw:style-name="gr29" draw:text-style-name="P14" draw:layer="layout" svg:x1="10cm" svg:y1="7cm" svg:x2="12cm" svg:y2="7cm" svg:d="M10000 7000h2000" svg:viewBox="0 0 2001 1">
          <text:p/>
        </draw:connector>
        <draw:line draw:style-name="gr14" draw:text-style-name="P13" xml:id="id28" draw:id="id28" draw:layer="layout" svg:x1="10cm" svg:y1="9cm" svg:x2="11cm" svg:y2="9cm">
          <text:p/>
        </draw:line>
        <draw:connector draw:style-name="gr33" draw:text-style-name="P14" draw:layer="layout" draw:line-skew="0.499cm" svg:x1="16.501cm" svg:y1="10cm" svg:x2="11cm" svg:y2="9cm" draw:start-shape="id2" draw:start-glue-point="3" draw:end-shape="id28" draw:end-glue-point="1" svg:d="M16501 10000v1000h-5501v-2000" svg:viewBox="0 0 5502 2001">
          <text:p/>
        </draw:connector>
        <draw:connector draw:style-name="gr28" draw:text-style-name="P14" draw:layer="layout" draw:line-skew="0.499cm" svg:x1="21.001cm" svg:y1="10cm" svg:x2="16.501cm" svg:y2="10cm" draw:start-shape="id21" draw:start-glue-point="2" draw:end-shape="id2" draw:end-glue-point="3" svg:d="M21001 10000v1000h-4500v-1000" svg:viewBox="0 0 4501 1001">
          <text:p/>
        </draw:connector>
        <draw:line draw:style-name="gr34" draw:text-style-name="P13" draw:layer="layout" svg:x1="5cm" svg:y1="28cm" svg:x2="5cm" svg:y2="10cm">
          <text:p/>
        </draw:line>
        <draw:custom-shape draw:style-name="gr22" draw:text-style-name="P3" xml:id="id30" draw:id="id30" draw:layer="layout" svg:width="4cm" svg:height="1cm" svg:x="20.001cm" svg:y="12cm">
          <text:p text:style-name="P3">FILTER</text:p>
          <draw:enhanced-geometry svg:viewBox="0 0 21600 21600" draw:type="rectangle" draw:enhanced-path="M 0 0 L 21600 0 21600 21600 0 21600 0 0 Z N"/>
        </draw:custom-shape>
        <draw:custom-shape draw:style-name="gr22" draw:text-style-name="P3" xml:id="id29" draw:id="id29" draw:layer="layout" svg:width="4cm" svg:height="1cm" svg:x="20.001cm" svg:y="14.979cm">
          <text:p text:style-name="P3">ESD</text:p>
          <draw:enhanced-geometry svg:viewBox="0 0 21600 21600" draw:type="rectangle" draw:enhanced-path="M 0 0 L 21600 0 21600 21600 0 21600 0 0 Z N"/>
        </draw:custom-shape>
        <draw:connector draw:style-name="gr31" draw:text-style-name="P14" draw:layer="layout" svg:x1="22.001cm" svg:y1="14.979cm" svg:x2="22.001cm" svg:y2="13cm" draw:start-shape="id29" draw:start-glue-point="0" draw:end-shape="id30" draw:end-glue-point="2" svg:d="M22001 14979v-1979" svg:viewBox="0 0 1 1980">
          <text:p/>
        </draw:connector>
        <draw:connector draw:style-name="gr31" draw:text-style-name="P14" draw:layer="layout" svg:x1="22.001cm" svg:y1="18cm" svg:x2="22.001cm" svg:y2="15.979cm" svg:d="M22001 18000v-2021" svg:viewBox="0 0 1 2022">
          <text:p/>
        </draw:connector>
        <draw:connector draw:style-name="gr28" draw:text-style-name="P14" draw:layer="layout" draw:line-skew="-0.499cm" svg:x1="20.001cm" svg:y1="15.479cm" svg:x2="20.001cm" svg:y2="12.5cm" draw:start-shape="id29" draw:start-glue-point="3" draw:end-shape="id30" draw:end-glue-point="3" svg:d="M20001 15479h-1000v-2979h1000" svg:viewBox="0 0 1001 2980">
          <text:p/>
        </draw:connector>
        <draw:custom-shape draw:style-name="gr22" draw:text-style-name="P3" xml:id="id11" draw:id="id11" draw:layer="layout" svg:width="4cm" svg:height="1cm" draw:transform="rotate (1.5709708597201) translate (90cm 22cm)">
          <text:p text:style-name="P3">ES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4" draw:layer="layout" svg:x1="91cm" svg:y1="20cm" svg:x2="92cm" svg:y2="20cm" draw:start-shape="id11" draw:start-glue-point="2" draw:end-shape="id22" draw:end-glue-point="3" svg:d="M91000 20000h1000" svg:viewBox="0 0 1001 1">
          <text:p/>
        </draw:connector>
        <draw:line draw:style-name="gr35" draw:text-style-name="P13" draw:layer="layout" svg:x1="5cm" svg:y1="14.5cm" svg:x2="5.5cm" svg:y2="14.5cm">
          <text:p/>
        </draw:line>
        <draw:custom-shape draw:style-name="gr22" draw:text-style-name="P3" xml:id="id31" draw:id="id31" draw:layer="layout" svg:width="4cm" svg:height="1cm" draw:transform="rotate (1.5709708597201) translate (14.001cm 10cm)">
          <text:p text:style-name="P3">ES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xml:id="id32" draw:id="id32" draw:layer="layout" svg:width="4cm" svg:height="1cm" draw:transform="rotate (1.5709708597201) translate (12.001cm 10cm)">
          <text:p text:style-name="P3">FU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4" draw:layer="layout" svg:x1="15.001cm" svg:y1="8cm" svg:x2="16.001cm" svg:y2="8cm" draw:start-shape="id31" draw:start-glue-point="2" draw:end-shape="id2" draw:end-glue-point="0" svg:d="M15001 8000h1000" svg:viewBox="0 0 1001 1">
          <text:p/>
        </draw:connector>
        <draw:connector draw:style-name="gr29" draw:text-style-name="P14" draw:layer="layout" svg:x1="13.001cm" svg:y1="8cm" svg:x2="14.001cm" svg:y2="8cm" draw:start-shape="id32" draw:start-glue-point="2" draw:end-shape="id31" draw:end-glue-point="0" svg:d="M13001 8000h1000" svg:viewBox="0 0 1001 1">
          <text:p/>
        </draw:connector>
        <draw:connector draw:style-name="gr28" draw:text-style-name="P14" draw:layer="layout" draw:line-skew="0.499cm" svg:x1="14.501cm" svg:y1="10cm" svg:x2="16.501cm" svg:y2="10cm" draw:start-shape="id31" draw:start-glue-point="3" draw:end-shape="id2" draw:end-glue-point="3" svg:d="M14501 10000v1000h2000v-1000" svg:viewBox="0 0 2001 1001">
          <text:p/>
        </draw:connector>
        <draw:connector draw:style-name="gr28" draw:text-style-name="P14" draw:layer="layout" draw:line-skew="0.499cm" svg:x1="90.5cm" svg:y1="22cm" svg:x2="85.506cm" svg:y2="22cm" draw:start-shape="id11" draw:start-glue-point="3" draw:end-shape="id9" draw:end-glue-point="3" svg:d="M90500 22000v1000h-4994v-1000" svg:viewBox="0 0 4995 1001">
          <text:p/>
        </draw:connector>
        <draw:frame draw:style-name="gr36" draw:text-style-name="P16" draw:layer="layout" svg:width="9.951cm" svg:height="1.195cm" svg:x="1.96cm" svg:y="2.001cm">
          <draw:text-box>
            <text:p><text:span text:style-name="T4">POWER DISTRIBUTION</text:span></text:p>
          </draw:text-box>
        </draw:frame>
        <draw:custom-shape draw:style-name="gr37" draw:text-style-name="P17" draw:layer="layout" svg:width="5cm" svg:height="3cm" svg:x="5.5cm" svg:y="23cm">
          <text:p text:style-name="P3">SWITCH</text:p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7cm" svg:y1="28cm" svg:x2="7cm" svg:y2="26cm">
          <text:p/>
        </draw:line>
        <draw:line draw:style-name="gr16" draw:text-style-name="P13" draw:layer="layout" svg:x1="9cm" svg:y1="28cm" svg:x2="9cm" svg:y2="26cm">
          <text:p/>
        </draw:line>
        <draw:line draw:style-name="gr35" draw:text-style-name="P13" draw:layer="layout" svg:x1="5cm" svg:y1="24.5cm" svg:x2="5.5cm" svg:y2="24.5cm">
          <text:p/>
        </draw:line>
        <draw:custom-shape draw:style-name="gr6" draw:text-style-name="P4" xml:id="id33" draw:id="id33" draw:layer="layout" svg:width="6cm" svg:height="4cm" svg:x="47cm" svg:y="17.998cm">
          <text:p text:style-name="P3"><text:span text:style-name="T1">DC/DC</text:span> (BUCK)</text:p>
          <text:p text:style-name="P3">9 – 42 VDC IN</text:p>
          <text:p text:style-name="P3"><text:span text:style-name="T2">5 VDC</text:span> OUT</text:p>
          <text:p text:style-name="P3">15 W</text:p>
          <text:p text:style-name="P3">(LMZ14203)</text:p>
          <draw:enhanced-geometry svg:viewBox="0 0 21600 21600" draw:type="rectangle" draw:enhanced-path="M 0 0 L 21600 0 21600 21600 0 21600 0 0 Z N"/>
        </draw:custom-shape>
        <draw:custom-shape draw:style-name="gr22" draw:text-style-name="P3" xml:id="id34" draw:id="id34" draw:layer="layout" svg:width="4cm" svg:height="1cm" draw:transform="rotate (1.5709708597201) translate (54cm 21.998cm)">
          <text:p text:style-name="P3">FILTER</text:p>
          <draw:enhanced-geometry svg:viewBox="0 0 21600 21600" draw:type="rectangle" draw:enhanced-path="M 0 0 L 21600 0 21600 21600 0 21600 0 0 Z N"/>
        </draw:custom-shape>
        <draw:connector draw:style-name="gr29" draw:text-style-name="P14" draw:layer="layout" svg:x1="53cm" svg:y1="19.998cm" svg:x2="54cm" svg:y2="19.998cm" draw:start-shape="id33" draw:start-glue-point="1" draw:end-shape="id34" draw:end-glue-point="0" svg:d="M53000 19998h1000" svg:viewBox="0 0 1001 1">
          <text:p/>
        </draw:connector>
        <draw:connector draw:style-name="gr29" draw:text-style-name="P14" draw:layer="layout" svg:x1="46.001cm" svg:y1="20cm" svg:x2="47cm" svg:y2="20cm" draw:start-shape="id35" draw:start-glue-point="2" svg:d="M46001 20000h999" svg:viewBox="0 0 1000 1">
          <text:p/>
        </draw:connector>
        <draw:connector draw:style-name="gr29" draw:text-style-name="P14" draw:layer="layout" draw:line-skew="-1.498cm" svg:x1="45.01cm" svg:y1="8cm" svg:x2="45.001cm" svg:y2="20cm" draw:start-shape="id13" draw:start-glue-point="0" draw:end-shape="id35" draw:end-glue-point="0" svg:d="M45010 8000h-2010v12000h2001" svg:viewBox="0 0 2011 12001">
          <text:p/>
        </draw:connector>
        <draw:connector draw:style-name="gr28" draw:text-style-name="P14" draw:layer="layout" draw:line-skew="0.499cm" svg:x1="54.5cm" svg:y1="22cm" svg:x2="50cm" svg:y2="22cm" svg:d="M54500 22000v1000h-4500v-1000" svg:viewBox="0 0 4501 1001">
          <text:p/>
        </draw:connector>
        <draw:connector draw:style-name="gr28" draw:text-style-name="P14" draw:layer="layout" draw:line-skew="0.499cm" svg:x1="50cm" svg:y1="22cm" svg:x2="45.501cm" svg:y2="22cm" svg:d="M50000 22000v1000h-4499v-1000" svg:viewBox="0 0 4500 1001">
          <text:p/>
        </draw:connector>
        <draw:line draw:style-name="gr38" draw:text-style-name="P13" draw:layer="layout" svg:x1="55cm" svg:y1="20cm" svg:x2="64.5cm" svg:y2="20cm">
          <text:p/>
        </draw:line>
        <draw:line draw:style-name="gr39" draw:text-style-name="P13" draw:layer="layout" svg:x1="64.5cm" svg:y1="16cm" svg:x2="64.5cm" svg:y2="20cm">
          <text:p/>
        </draw:line>
        <draw:connector draw:style-name="gr28" draw:text-style-name="P14" xml:id="id43" draw:id="id43" draw:layer="layout" draw:line-skew="0cm -2.501cm 0.499cm" svg:x1="45.5cm" svg:y1="16cm" svg:x2="45.501cm" svg:y2="22cm" svg:d="M45500 16000v1000h-1500v6000h1501v-1000" svg:viewBox="0 0 1502 7001">
          <text:p/>
        </draw:connector>
        <draw:custom-shape draw:style-name="gr40" draw:text-style-name="P12" xml:id="id36" draw:id="id36" draw:layer="layout" svg:width="4cm" svg:height="2cm" svg:x="31cm" svg:y="8cm">
          <draw:glue-point draw:id="4" svg:x="-2.5cm" svg:y="-5cm"/>
          <draw:glue-point draw:id="5" svg:x="2.5cm" svg:y="-5cm"/>
          <draw:glue-point draw:id="6" svg:x="2.5cm" svg:y="5cm"/>
          <draw:glue-point draw:id="7" svg:x="-2.5cm" svg:y="5cm"/>
          <text:p text:style-name="P3">BYPASS</text:p>
          <draw:enhanced-geometry svg:viewBox="0 0 21600 21600" draw:type="rectangle" draw:enhanced-path="M 0 0 L 21600 0 21600 21600 0 21600 0 0 Z N"/>
        </draw:custom-shape>
        <draw:custom-shape draw:style-name="gr41" draw:text-style-name="P17" xml:id="id1" draw:id="id1" draw:layer="layout" svg:width="12cm" svg:height="2cm" svg:x="27cm" svg:y="5cm">
          <draw:glue-point draw:id="4" svg:x="-5cm" svg:y="-2.5cm"/>
          <draw:glue-point draw:id="5" svg:x="-5cm" svg:y="2.5cm"/>
          <draw:glue-point draw:id="6" svg:x="0.833cm" svg:y="5cm"/>
          <draw:glue-point draw:id="7" svg:x="-0.833cm" svg:y="5cm"/>
          <text:p text:style-name="P3">CONNECTOR (SFM-115-02-L-D-A-K-TR)</text:p>
          <draw:enhanced-geometry svg:viewBox="0 0 21600 21600" draw:type="rectangle" draw:enhanced-path="M 0 0 L 21600 0 21600 21600 0 21600 0 0 Z N"/>
        </draw:custom-shape>
        <draw:custom-shape draw:style-name="gr41" draw:text-style-name="P17" xml:id="id37" draw:id="id37" draw:layer="layout" svg:width="12cm" svg:height="2cm" svg:x="27cm" svg:y="11cm">
          <draw:glue-point draw:id="4" svg:x="0.833cm" svg:y="-5cm"/>
          <draw:glue-point draw:id="5" svg:x="-0.833cm" svg:y="-5cm"/>
          <draw:glue-point draw:id="6" svg:x="5cm" svg:y="-2.5cm"/>
          <draw:glue-point draw:id="7" svg:x="5cm" svg:y="2.5cm"/>
          <draw:glue-point draw:id="8" svg:x="2.083cm" svg:y="5cm"/>
          <draw:glue-point draw:id="9" svg:x="-1.666cm" svg:y="5cm"/>
          <text:p text:style-name="P3">CONNECTOR (SFM-115-02-L-D-A-K-TR)</text:p>
          <draw:enhanced-geometry svg:viewBox="0 0 21600 21600" draw:type="rectangle" draw:enhanced-path="M 0 0 L 21600 0 21600 21600 0 21600 0 0 Z N"/>
        </draw:custom-shape>
        <draw:connector draw:style-name="gr29" draw:text-style-name="P14" draw:layer="layout" svg:x1="34cm" svg:y1="10cm" svg:x2="33.999cm" svg:y2="11cm" draw:start-shape="id36" draw:start-glue-point="6" draw:end-shape="id37" draw:end-glue-point="4" svg:d="M34000 10000v500h-1v500" svg:viewBox="0 0 2 1001">
          <text:p/>
        </draw:connector>
        <draw:connector draw:style-name="gr29" draw:text-style-name="P14" draw:layer="layout" svg:x1="33.999cm" svg:y1="7cm" svg:x2="34cm" svg:y2="8cm" draw:start-shape="id1" draw:start-glue-point="6" draw:end-shape="id36" draw:end-glue-point="5" svg:d="M33999 7000v500h1v500" svg:viewBox="0 0 2 1001">
          <text:p/>
        </draw:connector>
        <draw:connector draw:style-name="gr28" draw:text-style-name="P14" draw:layer="layout" svg:x1="32cm" svg:y1="8cm" svg:x2="32.001cm" svg:y2="7cm" draw:start-shape="id36" draw:start-glue-point="4" draw:end-shape="id1" draw:end-glue-point="7" svg:d="M32000 8000v-500h1v-500" svg:viewBox="0 0 2 1001">
          <text:p/>
        </draw:connector>
        <draw:connector draw:style-name="gr28" draw:text-style-name="P14" draw:layer="layout" svg:x1="32.001cm" svg:y1="11cm" svg:x2="32cm" svg:y2="10cm" draw:start-shape="id37" draw:start-glue-point="5" draw:end-shape="id36" draw:end-glue-point="7" svg:d="M32001 11000v-500h-1v-500" svg:viewBox="0 0 2 1001">
          <text:p/>
        </draw:connector>
        <draw:connector draw:style-name="gr29" draw:text-style-name="P14" draw:layer="layout" svg:x1="35.499cm" svg:y1="13cm" svg:x2="35.5cm" svg:y2="14cm" draw:start-shape="id37" draw:start-glue-point="8" draw:end-shape="id38" draw:end-glue-point="0" svg:d="M35499 13000v500h1v500" svg:viewBox="0 0 2 1001">
          <text:p/>
        </draw:connector>
        <draw:connector draw:style-name="gr28" draw:text-style-name="P14" draw:layer="layout" svg:x1="31.001cm" svg:y1="13cm" svg:x2="32cm" svg:y2="20cm" draw:start-shape="id37" draw:start-glue-point="9" draw:end-shape="id39" draw:end-glue-point="3" svg:d="M31001 13000v7000h999" svg:viewBox="0 0 1000 7001">
          <text:p/>
        </draw:connector>
        <draw:custom-shape draw:style-name="gr42" draw:text-style-name="P12" xml:id="id39" draw:id="id39" draw:layer="layout" svg:width="7cm" svg:height="4cm" svg:x="32cm" svg:y="18cm">
          <text:p text:style-name="P3">STEPPER</text:p>
          <text:p text:style-name="P3">MOTOR + DRIVER</text:p>
          <text:p text:style-name="P3">(PD60-4-1260-TMCL)</text:p>
          <draw:enhanced-geometry svg:viewBox="0 0 21600 21600" draw:type="rectangle" draw:enhanced-path="M 0 0 L 21600 0 21600 21600 0 21600 0 0 Z N"/>
        </draw:custom-shape>
        <draw:custom-shape draw:style-name="gr22" draw:text-style-name="P3" xml:id="id38" draw:id="id38" draw:layer="layout" svg:width="4cm" svg:height="1cm" svg:x="33.5cm" svg:y="14cm">
          <text:p text:style-name="P3">FIL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4" draw:layer="layout" svg:x1="35.5cm" svg:y1="15cm" svg:x2="35.5cm" svg:y2="16cm" draw:start-shape="id38" draw:start-glue-point="2" draw:end-shape="id40" draw:end-glue-point="0" svg:d="M35500 15000v1000" svg:viewBox="0 0 1 1001">
          <text:p/>
        </draw:connector>
        <draw:custom-shape draw:style-name="gr22" draw:text-style-name="P3" xml:id="id40" draw:id="id40" draw:layer="layout" svg:width="4cm" svg:height="1cm" svg:x="33.5cm" svg:y="16cm">
          <text:p text:style-name="P3">ES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4" draw:layer="layout" svg:x1="35.5cm" svg:y1="17cm" svg:x2="35.5cm" svg:y2="18cm" draw:start-shape="id40" draw:start-glue-point="2" draw:end-shape="id39" draw:end-glue-point="0" svg:d="M35500 17000v1000" svg:viewBox="0 0 1 1001">
          <text:p/>
        </draw:connector>
        <draw:connector draw:style-name="gr28" draw:text-style-name="P14" draw:layer="layout" draw:line-skew="-15.527cm 3.027cm" svg:x1="40cm" svg:y1="24.997cm" svg:x2="27cm" svg:y2="6.5cm" draw:start-shape="id41" draw:start-glue-point="5" draw:end-shape="id1" draw:end-glue-point="5" svg:d="M40000 24997h-15000v-18497h1499 501" svg:viewBox="0 0 15001 18498">
          <text:p/>
        </draw:connector>
        <draw:connector draw:style-name="gr43" draw:text-style-name="P14" draw:layer="layout" draw:line-skew="-14.527cm" svg:x1="24.001cm" svg:y1="8cm" svg:x2="40cm" svg:y2="23.998cm" draw:start-shape="id21" draw:start-glue-point="1" draw:end-shape="id41" draw:end-glue-point="4" svg:d="M24001 8000h1999v15998h14000" svg:viewBox="0 0 16000 15999">
          <text:p/>
        </draw:connector>
        <draw:connector draw:style-name="gr29" draw:text-style-name="P14" draw:layer="layout" draw:line-skew="0.499cm" svg:x1="24.001cm" svg:y1="8cm" svg:x2="27cm" svg:y2="5.5cm" draw:start-shape="id21" draw:start-glue-point="1" draw:end-shape="id1" draw:end-glue-point="4" svg:d="M24001 8000h1999v-2500h1000" svg:viewBox="0 0 3000 2501">
          <text:p/>
        </draw:connector>
        <draw:connector draw:style-name="gr29" draw:text-style-name="P14" draw:layer="layout" draw:line-skew="1.527cm" svg:x1="42cm" svg:y1="23.998cm" svg:x2="45.001cm" svg:y2="20cm" draw:start-shape="id42" draw:start-glue-point="5" draw:end-shape="id35" draw:end-glue-point="0" svg:d="M42000 23998h1000v-3998h2001" svg:viewBox="0 0 3002 3999">
          <text:p/>
        </draw:connector>
        <draw:connector draw:style-name="gr28" draw:text-style-name="P14" draw:layer="layout" draw:line-skew="-4.027cm 21.527cm 1.227cm" svg:x1="71cm" svg:y1="24.999cm" svg:x2="42cm" svg:y2="24.999cm" draw:start-shape="id42" draw:start-glue-point="6" draw:end-shape="id42" draw:end-glue-point="4" svg:d="M71000 24999h-3500v1h-24800v-1h-700" svg:viewBox="0 0 29001 2">
          <text:p/>
        </draw:connector>
        <draw:connector draw:style-name="gr28" draw:text-style-name="P14" draw:layer="layout" draw:line-skew="-0.552cm -1.527cm 1.727cm" svg:x1="45.501cm" svg:y1="22cm" svg:x2="42cm" svg:y2="24.999cm" draw:start-shape="id43" draw:start-glue-point="3" draw:end-shape="id42" draw:end-glue-point="4" svg:d="M45501 22000h-1v3000h-2300v-1h-1200" svg:viewBox="0 0 3502 3001">
          <text:p/>
        </draw:connector>
        <draw:custom-shape draw:style-name="gr22" draw:text-style-name="P3" xml:id="id35" draw:id="id35" draw:layer="layout" svg:width="4cm" svg:height="1cm" draw:transform="rotate (1.5709708597201) translate (45.001cm 22cm)">
          <text:p text:style-name="P3">FIL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14" draw:layer="layout" draw:line-skew="2.427cm 20.527cm -2.327cm" svg:x1="42cm" svg:y1="23.998cm" svg:x2="71cm" svg:y2="23.998cm" draw:start-shape="id42" draw:start-glue-point="5" draw:end-shape="id42" draw:end-glue-point="7" svg:d="M42000 23998h1900v2h25300v-2h1800" svg:viewBox="0 0 29001 3">
          <text:p/>
        </draw:connector>
        <draw:connector draw:style-name="gr43" draw:text-style-name="P14" draw:layer="layout" svg:x1="40cm" svg:y1="23.998cm" svg:x2="42cm" svg:y2="23.998cm" draw:start-shape="id41" draw:start-glue-point="4" draw:end-shape="id42" draw:end-glue-point="5" svg:d="M40000 23998h2000" svg:viewBox="0 0 2001 1">
          <text:p/>
        </draw:connector>
        <draw:connector draw:style-name="gr28" draw:text-style-name="P14" draw:layer="layout" svg:x1="42cm" svg:y1="24.999cm" svg:x2="40cm" svg:y2="24.997cm" draw:start-shape="id42" draw:start-glue-point="4" draw:end-shape="id41" draw:end-glue-point="5" svg:d="M42000 24999h-1000v-2h-1000" svg:viewBox="0 0 2001 3">
          <text:p/>
        </draw:connector>
        <draw:connector draw:style-name="gr43" draw:text-style-name="P14" draw:layer="layout" svg:x1="71cm" svg:y1="23.998cm" svg:x2="73cm" svg:y2="23.998cm" draw:start-shape="id42" draw:start-glue-point="7" draw:end-shape="id26" draw:end-glue-point="5" svg:d="M71000 23998h2000" svg:viewBox="0 0 2001 1">
          <text:p/>
        </draw:connector>
        <draw:connector draw:style-name="gr28" draw:text-style-name="P14" draw:layer="layout" svg:x1="73cm" svg:y1="24.999cm" svg:x2="71cm" svg:y2="24.999cm" draw:start-shape="id26" draw:start-glue-point="6" draw:end-shape="id42" draw:end-glue-point="6" svg:d="M73000 24999h-2000" svg:viewBox="0 0 2001 1">
          <text:p/>
        </draw:connector>
        <draw:frame draw:style-name="gr44" draw:text-style-name="P7" draw:layer="layout" svg:width="4.13cm" svg:height="0.962cm" svg:x="35.5cm" svg:y="23.038cm">
          <draw:text-box>
            <text:p><text:span text:style-name="T1">18 – 24 VDC</text:span></text:p>
          </draw:text-box>
        </draw:frame>
        <draw:frame draw:style-name="gr45" draw:text-style-name="P7" draw:layer="layout" svg:width="2.898cm" svg:height="0.962cm" svg:x="86.5cm" svg:y="19.038cm">
          <draw:text-box>
            <text:p><text:span text:style-name="T1">3.3 VDC</text:span></text:p>
          </draw:text-box>
        </draw:frame>
        <draw:frame draw:style-name="gr45" draw:text-style-name="P7" draw:layer="layout" svg:width="2.369cm" svg:height="0.962cm" svg:x="86.5cm" svg:y="13cm">
          <draw:text-box>
            <text:p><text:span text:style-name="T1">5 VDC</text:span></text:p>
          </draw:text-box>
        </draw:frame>
        <draw:frame draw:style-name="gr45" draw:text-style-name="P7" draw:layer="layout" svg:width="2.72cm" svg:height="0.962cm" svg:x="86.5cm" svg:y="7cm">
          <draw:text-box>
            <text:p><text:span text:style-name="T1">12 VDC</text:span></text:p>
          </draw:text-box>
        </draw:frame>
        <draw:frame draw:style-name="gr45" draw:text-style-name="P7" draw:layer="layout" svg:width="2.898cm" svg:height="0.962cm" svg:x="56cm" svg:y="13cm">
          <draw:text-box>
            <text:p><text:span text:style-name="T1">3.3 VDC</text:span></text:p>
          </draw:text-box>
        </draw:frame>
        <draw:frame draw:style-name="gr45" draw:text-style-name="P7" draw:layer="layout" svg:width="2.369cm" svg:height="0.962cm" svg:x="56.031cm" svg:y="19.038cm">
          <draw:text-box>
            <text:p><text:span text:style-name="T1">5 VDC</text:span></text:p>
          </draw:text-box>
        </draw:frame>
        <draw:frame draw:style-name="gr45" draw:text-style-name="P7" draw:layer="layout" svg:width="2.72cm" svg:height="0.962cm" svg:x="55.98cm" svg:y="7.038cm">
          <draw:text-box>
            <text:p><text:span text:style-name="T1">12 VD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051cm" draw:marker-start-center="false" draw:marker-end="Arrow" draw:marker-end-width="0.051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-width="0.152cm" draw:marker-end-width="0.15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30T21:07:00.280000000</meta:creation-date>
    <dc:date>2020-09-16T09:09:55.651000000</dc:date>
    <meta:editing-duration>PT5H8M36S</meta:editing-duration>
    <meta:editing-cycles>53</meta:editing-cycles>
    <meta:generator>LibreOffice/7.0.1.2$Windows_X86_64 LibreOffice_project/7cbcfc562f6eb6708b5ff7d7397325de9e764452</meta:generator>
    <meta:print-date>2020-08-31T10:32:00.135000000</meta:print-date>
    <meta:document-statistic meta:object-count="162"/>
  </office:meta>
</office:document-meta>
</file>